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margin-left="0in" fo:margin-right="0.3937in" fo:text-indent="0in" style:auto-text-indent="false"/>
    </style:style>
    <style:style style:name="P2" style:family="paragraph" style:parent-style-name="Standard">
      <style:text-properties officeooo:rsid="001f123a" officeooo:paragraph-rsid="001f123a"/>
    </style:style>
    <style:style style:name="P3" style:family="paragraph" style:parent-style-name="Standard" style:list-style-name="L1">
      <style:text-properties officeooo:rsid="001f123a" officeooo:paragraph-rsid="001f123a"/>
    </style:style>
    <style:style style:name="P4" style:family="paragraph" style:parent-style-name="Text_20_body">
      <style:text-properties officeooo:rsid="001f123a" officeooo:paragraph-rsid="001f123a"/>
    </style:style>
    <style:style style:name="P5" style:family="paragraph" style:parent-style-name="Text_20_body" style:list-style-name="L2">
      <style:text-properties officeooo:rsid="001f123a" officeooo:paragraph-rsid="001f123a"/>
    </style:style>
    <style:style style:name="P6" style:family="paragraph" style:parent-style-name="Text_20_body" style:list-style-name="L3">
      <style:text-properties officeooo:rsid="001f123a" officeooo:paragraph-rsid="001f123a"/>
    </style:style>
    <style:style style:name="P7" style:family="paragraph" style:parent-style-name="Text_20_body">
      <style:text-properties officeooo:rsid="001fb427" officeooo:paragraph-rsid="001fb427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First_20_Page">
      <style:paragraph-properties style:page-number="auto"/>
    </style:style>
    <style:style style:name="P1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b42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8"><text:a xlink:type="simple" xlink:href="#__RefHeading___Toc109_3189578860" text:style-name="Index_20_Link" text:visited-style-name="Index_20_Link">Introduction<text:tab/>1</text:a></text:p>
          <text:p text:style-name="P8"><text:a xlink:type="simple" xlink:href="#__RefHeading___Toc111_3189578860" text:style-name="Index_20_Link" text:visited-style-name="Index_20_Link">Creating game data file<text:tab/>1</text:a></text:p>
          <text:p text:style-name="P8"><text:a xlink:type="simple" xlink:href="#__RefHeading___Toc113_3189578860" text:style-name="Index_20_Link" text:visited-style-name="Index_20_Link">Launching data editor<text:tab/>1</text:a></text:p>
          <text:p text:style-name="P8"><text:a xlink:type="simple" xlink:href="#__RefHeading___Toc115_3189578860" text:style-name="Index_20_Link" text:visited-style-name="Index_20_Link">Setting up data structure<text:tab/>1</text:a></text:p>
          <text:p text:style-name="P8"><text:a xlink:type="simple" xlink:href="#__RefHeading___Toc117_3189578860" text:style-name="Index_20_Link" text:visited-style-name="Index_20_Link">Editing documents<text:tab/>2</text:a></text:p>
          <text:p text:style-name="P10"><text:a xlink:type="simple" xlink:href="#__RefHeading___Toc119_3189578860" text:style-name="Index_20_Link" text:visited-style-name="Index_20_Link">Creating<text:tab/>2</text:a></text:p>
          <text:p text:style-name="P10"><text:a xlink:type="simple" xlink:href="#__RefHeading___Toc121_3189578860" text:style-name="Index_20_Link" text:visited-style-name="Index_20_Link">Editing<text:tab/>2</text:a></text:p>
          <text:p text:style-name="P10"><text:a xlink:type="simple" xlink:href="#__RefHeading___Toc123_3189578860" text:style-name="Index_20_Link" text:visited-style-name="Index_20_Link">Deleting<text:tab/>2</text:a></text:p>
          <text:p text:style-name="P8"><text:a xlink:type="simple" xlink:href="#__RefHeading___Toc125_3189578860" text:style-name="Index_20_Link" text:visited-style-name="Index_20_Link">Generating source code (С#)<text:tab/>2</text:a></text:p>
          <text:p text:style-name="P8"><text:a xlink:type="simple" xlink:href="#__RefHeading___Toc127_3189578860" text:style-name="Index_20_Link" text:visited-style-name="Index_20_Link">Accessing game data (C#)<text:tab/>2</text:a></text:p>
          <text:p text:style-name="P10"><text:a xlink:type="simple" xlink:href="#__RefHeading___Toc129_3189578860" text:style-name="Index_20_Link" text:visited-style-name="Index_20_Link">Loading data<text:tab/>2</text:a></text:p>
          <text:p text:style-name="P10"><text:a xlink:type="simple" xlink:href="#__RefHeading___Toc131_3189578860" text:style-name="Index_20_Link" text:visited-style-name="Index_20_Link">Accessing documents<text:tab/>3</text:a></text:p>
          <text:p text:style-name="P10"><text:a xlink:type="simple" xlink:href="#__RefHeading___Toc133_3189578860" text:style-name="Index_20_Link" text:visited-style-name="Index_20_Link">Formulas<text:tab/>3</text:a></text:p>
          <text:p text:style-name="P8"><text:a xlink:type="simple" xlink:href="#__RefHeading___Toc135_3189578860" text:style-name="Index_20_Link" text:visited-style-name="Index_20_Link">Advanced Topics<text:tab/>3</text:a></text:p>
        </text:index-body>
      </text:table-of-content>
      <text:h text:style-name="Heading_20_1" text:outline-level="1"><text:bookmark-start text:name="__RefHeading___Toc109_3189578860"/>Introduction<text:bookmark-end text:name="__RefHeading___Toc109_3189578860"/></text:h>
      <text:p text:style-name="P2">A <text:s/>plugin for managing game's data. Used for defining game's data structure (eg. dialogs, items, perks, units, stats), editing data and accessing this data from the code.</text:p>
      <text:p text:style-name="P2"/>
      <text:h text:style-name="Heading_20_1" text:outline-level="1"><text:bookmark-start text:name="__RefHeading___Toc111_3189578860"/>Creating game data file <text:bookmark-end text:name="__RefHeading___Toc111_3189578860"/></text:h>
      <text:p text:style-name="P2">The game data editor can open/initialize an empty file or open an existing one to try to read it and fix logical errors, if any.</text:p>
      <text:p text:style-name="P2">Files with broken formatting or unsupported data structure cannot be opened.</text:p>
      <text:p text:style-name="P2"/>
      <text:p text:style-name="P2">To create new game data file, do following:</text:p>
      <text:list xml:id="list918421443" text:style-name="L1">
        <text:list-item>
          <text:p text:style-name="P3">Right-click inside the Project window in your Unity editor</text:p>
        </text:list-item>
        <text:list-item>
          <text:p text:style-name="P3">Select Create → Game Data → Game Data (&lt;format&gt;) in the popup menu</text:p>
        </text:list-item>
      </text:list>
      <text:h text:style-name="Heading_20_1" text:outline-level="1"><text:bookmark-start text:name="__RefHeading___Toc113_3189578860"/>Launching data editor <text:bookmark-end text:name="__RefHeading___Toc113_3189578860"/></text:h>
      <text:p text:style-name="P4">To launch editor do following:</text:p>
      <text:list xml:id="list3084601836" text:style-name="L2">
        <text:list-item>
          <text:p text:style-name="P5">Open <text:span text:style-name="T1">Project</text:span> window by using <text:span text:style-name="T1">Window</text:span> → <text:span text:style-name="T1">Project</text:span> menu</text:p>
        </text:list-item>
        <text:list-item>
          <text:p text:style-name="P5">Locate your game data file (it should have .gd.json extension).</text:p>
        </text:list-item>
        <text:list-item>
          <text:p text:style-name="P5">Double-click the file.</text:p>
        </text:list-item>
        <text:list-item>
          <text:p text:style-name="P5">The game data editor window should appear near <text:span text:style-name="T1">Game</text:span> window</text:p>
        </text:list-item>
      </text:list>
      <text:h text:style-name="Heading_20_1" text:outline-level="1"><text:bookmark-start text:name="__RefHeading___Toc115_3189578860"/>Setting up data structure <text:bookmark-end text:name="__RefHeading___Toc115_3189578860"/></text:h>
      <text:p text:style-name="P4">The editor structures data as documents consisting of elements, each having a name and a value. Values can be either numerical or string. Other documents maybe be used as values as well.</text:p>
      <text:p text:style-name="P4">Each document's structure an purpose are described by another special document called Entity. Each <text:soft-page-break/>entity consists of attributes and additional parameters.</text:p>
      <text:p text:style-name="P4">Data-describing data is called metadata. For now you will need to reload your editor page each time metadata changes (we will fix this in the following updates).</text:p>
      <text:p text:style-name="P4">For example: if you need to store information about game characters, you create an entity named <text:span text:style-name="T1">Character</text:span> and use attributes <text:span text:style-name="T1">Name</text:span>, <text:span text:style-name="T1">Gender</text:span> to describe which parameters your characters will have.</text:p>
      <text:p text:style-name="P4"/>
      <text:h text:style-name="Heading_20_1" text:outline-level="1"><text:bookmark-start text:name="__RefHeading___Toc117_3189578860"/>Editing documents <text:bookmark-end text:name="__RefHeading___Toc117_3189578860"/></text:h>
      <text:p text:style-name="P4">Every document you will encounter in the editor belongs to some entity.</text:p>
      <text:p text:style-name="P4">You can see the list of the entity's documents by clicking its name in the left menu of game data editor.</text:p>
      <text:p text:style-name="P4"/>
      <text:h text:style-name="Heading_20_2" text:outline-level="2"><text:bookmark-start text:name="__RefHeading___Toc119_3189578860"/>Creating<text:bookmark-end text:name="__RefHeading___Toc119_3189578860"/></text:h>
      <text:p text:style-name="P4">To create a new document, click Create button just above list of documents.</text:p>
      <text:h text:style-name="Heading_20_2" text:outline-level="2"><text:bookmark-start text:name="__RefHeading___Toc121_3189578860"/>Editing<text:bookmark-end text:name="__RefHeading___Toc121_3189578860"/></text:h>
      <text:p text:style-name="P4">To edit a document, double-click it in the entity's document list, or select it from the list and click Edit.</text:p>
      <text:h text:style-name="Heading_20_2" text:outline-level="2"><text:bookmark-start text:name="__RefHeading___Toc123_3189578860"/>Deleting<text:bookmark-end text:name="__RefHeading___Toc123_3189578860"/></text:h>
      <text:p text:style-name="P4">To delete one or more documents, select them from the list and click Delete. You can also click Delete while you're editing a document to delete it.</text:p>
      <text:h text:style-name="Heading_20_1" text:outline-level="1"><text:bookmark-start text:name="__RefHeading___Toc125_3189578860"/>Generating source code (С#) <text:bookmark-end text:name="__RefHeading___Toc125_3189578860"/></text:h>
      <text:p text:style-name="P4">Game data editor can generate API for accessing game data.</text:p>
      <text:list xml:id="list655787913" text:style-name="L3">
        <text:list-item>
          <text:p text:style-name="P6">Open Project window by using Window → Project menu</text:p>
        </text:list-item>
        <text:list-item>
          <text:p text:style-name="P6">Select your game data file in Project window.</text:p>
        </text:list-item>
        <text:list-item>
          <text:p text:style-name="P6">Open Inspector window by using Window → Inspector menu</text:p>
        </text:list-item>
        <text:list-item>
          <text:p text:style-name="P6">In Inspector window: select Code Generator → C Sharp</text:p>
        </text:list-item>
        <text:list-item>
          <text:p text:style-name="P6">Set up your code generation parameters.</text:p>
        </text:list-item>
      </text:list>
      <text:p text:style-name="P4"/>
      <text:h text:style-name="Heading_20_1" text:outline-level="1"><text:bookmark-start text:name="__RefHeading___Toc127_3189578860"/>Accessing game data (C#) <text:bookmark-end text:name="__RefHeading___Toc127_3189578860"/></text:h>
      <text:p text:style-name="P4">Accessing game data from source code is possible by using pregenerated API classes. </text:p>
      <text:h text:style-name="Heading_20_2" text:outline-level="2"><text:bookmark-start text:name="__RefHeading___Toc129_3189578860"/>Loading data<text:bookmark-end text:name="__RefHeading___Toc129_3189578860"/></text:h>
      <text:p text:style-name="P4">The following C# code creates API class and loads your data.</text:p>
      <text:p text:style-name="Quotations"><text:soft-page-break/>var fileStream = File.OpenRead("gamedata.json");</text:p>
      <text:p text:style-name="Quotations">var gameData = new GameData(fileStream, GameData.Format.Json);</text:p>
      <text:p text:style-name="P4">The loaded data is read-only.</text:p>
      <text:h text:style-name="Heading_20_2" text:outline-level="2"><text:bookmark-start text:name="__RefHeading___Toc131_3189578860"/>Accessing documents<text:bookmark-end text:name="__RefHeading___Toc131_3189578860"/></text:h>
      <text:p text:style-name="P4">You can access your documents as a list:</text:p>
      <text:p text:style-name="Quotations">var characters = gameData.GetCharacters() // -&gt; ReadOnlyList&lt;Character&gt;</text:p>
      <text:p text:style-name="Quotations">var characters = gameData.GetCharacters(onlyRoot: true) // -&gt; ReadOnlyList&lt;Character&gt;</text:p>
      <text:p text:style-name="Quotations"/>
      <text:p text:style-name="P1">Or you can access specific documents by their Id or 'unique' fields:</text:p>
      <text:p text:style-name="Quotations">var character = gameData.GetCharacter(characterId); // -&gt; Character</text:p>
      <text:p text:style-name="Quotations">var character = gameData.GetCharacterByName(characterName); // -&gt; Character</text:p>
      <text:p text:style-name="P4">Settings entities are accessed by name:</text:p>
      <text:p text:style-name="Quotations">var resetTime = gameData.LootSettings.ResetTime; // -&gt; TimeSpan</text:p>
      <text:h text:style-name="Heading_20_2" text:outline-level="2"><text:bookmark-start text:name="__RefHeading___Toc133_3189578860"/>Formulas<text:bookmark-end text:name="__RefHeading___Toc133_3189578860"/></text:h>
      <text:p text:style-name="P4">Formulas are executed with Invoke method:</text:p>
      <text:p text:style-name="Quotations">var reward = gameData.LootSettings.RewardFormula.Invoke() <text:s/>// -&gt; int</text:p>
      <text:p text:style-name="P4">Formula parameters are passed as common arguments of method.</text:p>
      <text:p text:style-name="P4"/>
      <text:h text:style-name="Heading_20_1" text:outline-level="1"><text:bookmark-start text:name="__RefHeading___Toc135_3189578860"/>Advanced Topics<text:bookmark-end text:name="__RefHeading___Toc135_3189578860"/></text:h>
      <text:p text:style-name="P7">Futher infomation could be aquired from <text:a xlink:type="simple" xlink:href="https://gamedevware.com/docs/pages/viewpage.action?pageId=65573" text:style-name="Internet_20_link" text:visited-style-name="Visited_20_Internet_20_Link">online documentation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8S</meta:editing-duration>
    <meta:editing-cycles>3</meta:editing-cycles>
    <meta:generator>LibreOffice/5.3.6.1$Windows_x86 LibreOffice_project/686f202eff87ef707079aeb7f485847613344eb7</meta:generator>
    <dc:date>2018-04-26T14:27:14.417000000</dc:date>
    <meta:document-statistic meta:table-count="0" meta:image-count="0" meta:object-count="0" meta:page-count="3" meta:paragraph-count="72" meta:word-count="607" meta:character-count="3811" meta:non-whitespace-character-count="3278"/>
    <meta:user-defined meta:name="Info 1"/>
    <meta:user-defined meta:name="Info 2"/>
    <meta:user-defined meta:name="Info 3"/>
    <meta:user-defined meta:name="Info 4"/>
  </office:meta>
</office:document-meta>
</file>